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20pt" fo:language="sv" fo:country="SE" style:font-name-asian="Times New Roman1" style:font-size-asian="20pt" style:language-asian="sv" style:country-asian="SE" style:font-name-complex="Times New Roman1" style:font-size-complex="20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20pt" fo:language="sv" fo:country="SE" style:font-name-asian="Times New Roman1" style:font-size-asian="20pt" style:language-asian="sv" style:country-asian="SE" style:font-name-complex="Times New Roman1" style:font-size-complex="20pt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T1" style:family="text">
      <style:text-properties fo:color="#000000" style:font-name="Times New Roman" fo:font-size="20pt" fo:language="sv" fo:country="SE" style:font-name-asian="Times New Roman1" style:font-size-asian="20pt" style:language-asian="sv" style:country-asian="SE" style:font-name-complex="Times New Roman1" style:font-size-complex="20pt"/>
    </style:style>
    <style:style style:name="T2" style:family="text">
      <style:text-properties fo:color="#000000" style:font-name="Times New Roman" fo:font-size="20pt" fo:language="sv" fo:country="SE" fo:font-weight="bold" style:font-name-asian="Times New Roman1" style:font-size-asian="20pt" style:language-asian="sv" style:country-asian="SE" style:font-weight-asian="bold" style:font-name-complex="Times New Roman1" style:font-size-complex="20pt"/>
    </style:style>
    <style:style style:name="T3" style:family="text">
      <style:text-properties fo:color="#323333" style:font-name="Times New Roman" fo:font-size="18pt" fo:language="sv" fo:country="SE" style:font-size-asian="18pt" style:font-name-complex="Times New Roman1" style:font-size-complex="18pt"/>
    </style:style>
    <style:style style:name="T4" style:family="text">
      <style:text-properties fo:font-size="20pt" fo:language="sv" fo:country="SE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lvyttää 100 vuotta vanhaata histuuriata </text:span></text:p>
      <text:p text:style-name="P2"><text:span text:style-name="T1">"Haaparantalaiset pitävä olla ylpeitä kaupunkin histuuriasta” <text:s/></text:span></text:p>
      <text:p text:style-name="P3"/>
      <text:p text:style-name="P2"><text:span text:style-name="T1">HAAPARANTA</text:span></text:p>
      <text:p text:style-name="P2"><text:span text:style-name="T1">Menheelä viikola aviseerathiin Haaparannanlehessä, ette osotelma "Världens Nålsöga-Haparanda 1914–1918” jatkuu kolmatta vuotta peräkkää. <text:s/></text:span></text:p>
      <text:p text:style-name="P2"><text:span text:style-name="T1">Haaparannanlehti oon kohanu Sara Frykmanin, aatosmaakeskan ja homman kässärikirjottajan. </text:span></text:p>
      <text:p text:style-name="P2"><text:span text:style-name="T1">Se mitä kaupunkissa oli menheilä ensimäisen mailmansoan aikana oon monele haaparantalaisele tuntematonta. <text:s/></text:span></text:p>
      <text:p text:style-name="P2"><text:span text:style-name="T1">Lanstormi panthiin liikekannale 2. elokuuta 1914 ja vaikka Ruotti julisti maan puolueettomaksi soassa niin miehet asestethiin ampuma-asheila ja siotethiin pitkin väylää. <text:s/></text:span></text:p>
      <text:p text:style-name="P2"><text:span text:style-name="T1">Kaupunkinvaltuuston puhheenjohtaja piti puhheen ja selitti, ette Tornion raja tukithaan ja, ette pankot piiain panhaan kiini. Tämä keskelä satokorjun ja lohenpyynin aikaa. <text:s/></text:span></text:p>
      <text:p text:style-name="P2"><text:span text:style-name="T1">– Paikalinen väki pölästy ko se yhtäkkiä oli joutunu sothaan, selittää Sara Frykman. </text:span></text:p>
      <text:p text:style-name="P3"/>
      <text:p text:style-name="P2"><text:span text:style-name="T2">Tosikertomus </text:span><text:span text:style-name="T1"><text:s/> </text:span></text:p>
      <text:p text:style-name="P2"><text:span text:style-name="T1">Kertomus tältä aijalta rakentuu tosikertomukshiin ja perusta oon Frykmanin isän kertomukset. Neulansilmä oon ensimäisen mailmasoan keston mukanen viisvuotinen hoito ja kuluva vuosi koskee vuotta 1916. </text:span></text:p>
      <text:p text:style-name="P2"><text:span text:style-name="T1">– Mulle oon tärkeätä saa’a sen maholisiman toelisuuen toeksi ko kirjotan kässäriä. Se häätyy olla tyypilistä aijale, oikeat ihmiset, ei sovi sekottaa asioita hoithoin, joita ei silloin ollu, selittää Frykman. </text:span></text:p>
      <text:p text:style-name="P2"><text:span text:style-name="T1">Neulansilmän aatos oon lua uteliaisuutta, tietoa ja tietosuuttaa Haaparannasta sen aijanjakson toimipaikkana.  </text:span></text:p>
      <text:p text:style-name="P2"><text:span text:style-name="T1"> – Haaparannala oon perintö, jota häätyy hoitaa ja haaparantalaiset pitävä olla ylpeitä kaupunkin histuuriasta, sannoo <text:s text:c="2"/>Frykman. </text:span></text:p>
      <text:p text:style-name="P3"/>
      <text:p text:style-name="P2"><text:span text:style-name="T2">Joppausta rannikolla <text:s/></text:span></text:p>
      <text:p text:style-name="P2"><text:span text:style-name="T1"><text:line-break/>Osotelma oli aateltu kestävän 12. ja 14. elokuun välisennä aikana, mutta sitä oon nyt pitenetty maanataiksi, 15. elokuuta, ko saatethaan nähä joppausreisu rannikolla. <text:s/></text:span></text:p>
      <text:p text:style-name="P2"><text:span text:style-name="T1">Sara Frykman ja paikalinen tuottaja Rebecka Lindgren ei halva paljastaa kaikkea mitä tulhaan osothaan osotuksen aikana, mutta mainittevva joitaki jänniä osia. <text:s/></text:span></text:p>
      <text:p text:style-name="P2"><text:span text:style-name="T1">– Met näytämä tositapahtunheita joppausjuttuja kolmesta eri joppausjutusta osottamolla ja niihin sekkaintuu haaparantalaisia, Frykman selittää. <text:s/></text:span></text:p>
      <text:p text:style-name="P2"><text:span text:style-name="T1">Nythään jutut oon preskripeeratut niin kyllä niittä saattaa osottaa uuesthaan. <text:s/> </text:span></text:p>
      <text:p text:style-name="P3"/>
      <text:p text:style-name="P2"><text:span text:style-name="T2">Kahvia konjakkinheen </text:span><text:span text:style-name="T1"><text:s/></text:span></text:p>
      <text:p text:style-name="P2"><text:span text:style-name="T1">Tuttuja hahmoja menheiltä vuosilta tullee kans takasi. <text:s/></text:span></text:p>
      <text:p text:style-name="P2"><text:soft-page-break/><text:span text:style-name="T1">Frouva Ström, joka menheenä vuona joutu panheen kahvelan kiini ko paljastethiin, ette se oli ollu lain- ja järjsetyksenvastanen Haaparannan kaupunkissa, ko oli maholisuuksia ostaa ”tuplat kahvit” kahvelassa. <text:s/> </text:span></text:p>
      <text:p text:style-name="P2"><text:span text:style-name="T1">– Se oli sekottannu väkeviä juomia kahviin, mutta toistukset häntä vasthaan ei olheet riittäviä niin se saapi auasta taas kahvelan, sannoo Frykman. </text:span></text:p>
      <text:p text:style-name="P2"><text:span text:style-name="T1">Sen lisäksi nähhään akenttia, spiunia ja pol</text:span><text:span text:style-name="T3">ševiikkiä.</text:span><text:span text:style-name="T1"> <text:s/></text:span></text:p>
      <text:p text:style-name="P2"><text:span text:style-name="T1">– Ja meekatähtiä, selittää Frykman.</text:span></text:p>
      <text:p text:style-name="P3"/>
      <text:p text:style-name="Standard"><text:span text:style-name="T1">Bildtext: Haaparannanlehti kohtasi Sara Frykmania, Neulansilmän aatosmaakeskaa ja kässärikirjottajaa ja kans Rebecka Lindgreniä, tapahtuman tuottajaa. Haaparannan kaupunkinhotelilla oli keskheinen sia ensimäisen mailmansoan aikana, täälä kakkosroikka istuu perinerikhaassa fiinissä salissa. <text:s/></text:span></text:p>
      <text:p text:style-name="P1"/>
      <text:p text:style-name="Standard"><text:span text:style-name="T1">Meänkielennös: Bengt Pohjanen<text:line-break/>EKALE: Ensimäistä mailmansottaa toistethaan</text:span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sus</meta:initial-creator>
    <dc:creator>Asus</dc:creator>
    <meta:editing-cycles>9</meta:editing-cycles>
    <meta:creation-date>2016-05-31T18:23:00</meta:creation-date>
    <dc:date>2016-06-01T16:52:00</dc:date>
    <meta:editing-duration>PT1H38M</meta:editing-duration>
    <meta:generator>LibreOffice/6.4.6.2$Linux_X86_64 LibreOffice_project/40$Build-2</meta:generator>
    <meta:document-statistic meta:table-count="0" meta:image-count="0" meta:object-count="0" meta:page-count="2" meta:paragraph-count="27" meta:word-count="358" meta:character-count="3012" meta:non-whitespace-character-count="26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